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style:text-underline-style="solid" style:text-underline-type="single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2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6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0333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77333333333333cm"/>
    </style:style>
    <style:style style:name="co5" style:family="table-column">
      <style:table-column-properties fo:break-before="auto" style:column-width="0.402166666666667cm"/>
    </style:style>
    <style:style style:name="co6" style:family="table-column">
      <style:table-column-properties fo:break-before="auto" style:column-width="4.74133333333333cm"/>
    </style:style>
    <style:style style:name="co7" style:family="table-column">
      <style:table-column-properties fo:break-before="auto" style:column-width="0.99483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41816666666667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40"/>
      <style:map style:condition="of:cell-content()&lt;=0" style:apply-style-name="cf39"/>
    </style:style>
    <style:style style:name="ce116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40"/>
      <style:map style:condition="of:cell-content()&lt;=0" style:apply-style-name="cf39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40"/>
      <style:map style:condition="of:cell-content()&lt;=0" style:apply-style-name="cf39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40"/>
      <style:map style:condition="of:cell-content()&lt;=0" style:apply-style-name="cf39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40"/>
      <style:map style:condition="of:cell-content()&lt;=0" style:apply-style-name="cf39"/>
    </style:style>
    <style:style style:name="ce12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40"/>
      <style:map style:condition="of:cell-content()&lt;=0" style:apply-style-name="cf39"/>
    </style:style>
    <style:style style:name="ce121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40"/>
      <style:map style:condition="of:cell-content()&lt;=0" style:apply-style-name="cf39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40"/>
      <style:map style:condition="of:cell-content()&lt;=0" style:apply-style-name="cf39"/>
    </style:style>
    <style:style style:name="ce12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40"/>
      <style:map style:condition="of:cell-content()&lt;=0" style:apply-style-name="cf39"/>
    </style:style>
    <style:style style:name="ce124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40"/>
      <style:map style:condition="of:cell-content()&lt;=0" style:apply-style-name="cf39"/>
    </style:style>
    <style:style style:name="ce12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40"/>
      <style:map style:condition="of:cell-content()&lt;=0" style:apply-style-name="cf39"/>
    </style:style>
    <style:style style:name="ce126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40"/>
      <style:map style:condition="of:cell-content()&lt;=0" style:apply-style-name="cf39"/>
    </style:style>
    <style:style style:name="ce127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40"/>
      <style:map style:condition="of:cell-content()&lt;=0" style:apply-style-name="cf39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5in" svg:y="0.05in" svg:width="3.7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15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3.5" table:formula="of:=SUM([.H6:.AJ6])" table:style-name="ce115">
            <text:p>3,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office:value-type="float" office:value="1.5" table:style-name="ce27">
            <text:p>1,5</text:p>
          </table:table-cell>
          <table:table-cell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7" table:formula="of:=SUM([.H9:.AJ9])" table:style-name="ce115">
            <text:p>7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7">
            <text:p>2</text:p>
          </table:table-cell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6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2.5" table:formula="of:=SUM([.H36:.AJ36])" table:style-name="ce48">
            <text:p>12,5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1" table:formula="of:=SUM([.O3:.O35])" table:style-name="ce50">
            <text:p>1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1" table:formula="of:=SUM([.Q3:.Q35])" table:style-name="ce50">
            <text:p>1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2" table:formula="of:=SUM([.V3:.V35])" table:style-name="ce50">
            <text:p>2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0.5" table:formula="of:=SUM([.X3:.X35])" table:style-name="ce50">
            <text:p>0,5</text:p>
          </table:table-cell>
          <table:table-cell office:value-type="float" office:value="2" table:formula="of:=SUM([.Y3:.Y35])" table:style-name="ce50">
            <text:p>2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1.5" table:formula="of:=SUM([.AC3:.AC35])" table:style-name="ce50">
            <text:p>1,5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1" table:formula="of:=SUM([.AE3:.AE35])" table:style-name="ce50">
            <text:p>1</text:p>
          </table:table-cell>
          <table:table-cell office:value-type="float" office:value="1.5" table:formula="of:=SUM([.AF3:.AF35])" table:style-name="ce50">
            <text:p>1,5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2" table:formula="of:=SUM([.AJ3:.AJ35])" table:style-name="ce52">
            <text:p>2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9" table:formula="of:=SUM([.H3:.AL3])" table:style-name="ce117">
            <text:p>9</text:p>
          </table:table-cell>
          <table:table-cell table:style-name="ce18"/>
          <table:table-cell table:style-name="ce62"/>
          <table:table-cell office:value-type="float" office:value="1" table:style-name="ce62">
            <text:p>1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table:number-columns-repeated="4" table:style-name="ce62"/>
          <table:table-cell table:number-columns-repeated="3" table:style-name="ce20"/>
          <table:table-cell table:number-columns-repeated="2" table:style-name="ce62"/>
          <table:table-cell table:number-columns-repeated="8" table:style-name="ce20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21" table:formula="of:=SUM([.H4:.AL4])" table:style-name="ce117">
            <text:p>21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office:value-type="float" office:value="3" table:style-name="ce64">
            <text:p>3</text:p>
          </table:table-cell>
          <table:table-cell table:number-columns-repeated="2" table:style-name="ce28"/>
          <table:table-cell office:value-type="float" office:value="6" table:style-name="ce28">
            <text:p>6</text:p>
          </table:table-cell>
          <table:table-cell table:number-columns-repeated="2" table:style-name="ce64"/>
          <table:table-cell office:value-type="float" office:value="2" table:style-name="ce28">
            <text:p>2</text:p>
          </table:table-cell>
          <table:table-cell table:number-columns-repeated="3" table:style-name="ce28"/>
          <table:table-cell office:value-type="float" office:value="3" table:style-name="ce28">
            <text:p>3</text:p>
          </table:table-cell>
          <table:table-cell table:style-name="ce28"/>
          <table:table-cell office:value-type="float" office:value="7" table:style-name="ce28">
            <text:p>7</text:p>
          </table:table-cell>
          <table:table-cell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L5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2" table:style-name="ce28"/>
          <table:table-cell table:style-name="ce66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9" table:formula="of:=SUM([.H6:.AL6])" table:style-name="ce117">
            <text:p>9</text:p>
          </table:table-cell>
          <table:table-cell table:style-name="ce26"/>
          <table:table-cell table:style-name="ce64"/>
          <table:table-cell office:value-type="float" office:value="3" table:style-name="ce64">
            <text:p>3</text:p>
          </table:table-cell>
          <table:table-cell table:style-name="ce64"/>
          <table:table-cell table:style-name="ce28"/>
          <table:table-cell office:value-type="float" office:value="1" table:style-name="ce28">
            <text:p>1</text:p>
          </table:table-cell>
          <table:table-cell table:number-columns-repeated="3" table:style-name="ce64"/>
          <table:table-cell office:value-type="float" office:value="3" table:style-name="ce64">
            <text:p>3</text:p>
          </table:table-cell>
          <table:table-cell table:style-name="ce64"/>
          <table:table-cell office:value-type="float" office:value="0.5" table:style-name="ce28">
            <text:p>0,5</text:p>
          </table:table-cell>
          <table:table-cell office:value-type="float" office:value="1.5" table:style-name="ce28">
            <text:p>1,5</text:p>
          </table:table-cell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L7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L8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9" table:formula="of:=SUM([.H9:.AL9])" table:style-name="ce117">
            <text:p>9</text:p>
          </table:table-cell>
          <table:table-cell office:value-type="float" office:value="1" table:style-name="ce26">
            <text:p>1</text:p>
          </table:table-cell>
          <table:table-cell table:number-columns-repeated="3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number-columns-repeated="2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style-name="ce64"/>
          <table:table-cell table:number-columns-repeated="3" table:style-name="ce28"/>
          <table:table-cell office:value-type="float" office:value="2" table:style-name="ce64">
            <text:p>2</text:p>
          </table:table-cell>
          <table:table-cell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7">
            <text:p>0</text:p>
          </table:table-cell>
          <table:table-cell table:style-name="ce41"/>
          <table:table-cell table:number-columns-repeated="3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4" table:style-name="ce67"/>
          <table:table-cell table:number-columns-repeated="3" table:style-name="ce43"/>
          <table:table-cell table:number-columns-repeated="2" table:style-name="ce67"/>
          <table:table-cell table:number-columns-repeated="8" table:style-name="ce43"/>
          <table:table-cell table:style-name="ce6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48" table:formula="of:=SUM([.H36:.AL36])" table:style-name="ce48">
            <text:p>48</text:p>
          </table:table-cell>
          <table:table-cell office:value-type="float" office:value="1" table:formula="of:=SUM([.H3:.H35])" table:style-name="ce49">
            <text:p>1</text:p>
          </table:table-cell>
          <table:table-cell office:value-type="float" office:value="0" table:formula="of:=SUM([.I3:.I35])" table:style-name="ce69">
            <text:p>0</text:p>
          </table:table-cell>
          <table:table-cell office:value-type="float" office:value="4" table:formula="of:=SUM([.J3:.J35])" table:style-name="ce69">
            <text:p>4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1" table:formula="of:=SUM([.M3:.M35])" table:style-name="ce51">
            <text:p>1</text:p>
          </table:table-cell>
          <table:table-cell office:value-type="float" office:value="2" table:formula="of:=SUM([.N3:.N35])" table:style-name="ce69">
            <text:p>2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1" table:formula="of:=SUM([.P3:.P35])" table:style-name="ce69">
            <text:p>1</text:p>
          </table:table-cell>
          <table:table-cell office:value-type="float" office:value="3" table:formula="of:=SUM([.Q3:.Q35])" table:style-name="ce69">
            <text:p>3</text:p>
          </table:table-cell>
          <table:table-cell office:value-type="float" office:value="0" table:formula="of:=SUM([.R3:.R35])" table:style-name="ce69">
            <text:p>0</text:p>
          </table:table-cell>
          <table:table-cell office:value-type="float" office:value="3.5" table:formula="of:=SUM([.S3:.S35])" table:style-name="ce51">
            <text:p>3,5</text:p>
          </table:table-cell>
          <table:table-cell office:value-type="float" office:value="6.5" table:formula="of:=SUM([.T3:.T35])" table:style-name="ce51">
            <text:p>6,5</text:p>
          </table:table-cell>
          <table:table-cell office:value-type="float" office:value="2" table:formula="of:=SUM([.U3:.U35])" table:style-name="ce69">
            <text:p>2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1" table:formula="of:=SUM([.W3:.W35])" table:style-name="ce69">
            <text:p>1</text:p>
          </table:table-cell>
          <table:table-cell office:value-type="float" office:value="3" table:formula="of:=SUM([.X3:.X35])" table:style-name="ce69">
            <text:p>3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6" table:formula="of:=SUM([.AA3:.AA35])" table:style-name="ce51">
            <text:p>6</text:p>
          </table:table-cell>
          <table:table-cell office:value-type="float" office:value="2" table:formula="of:=SUM([.AB3:.AB35])" table:style-name="ce69">
            <text:p>2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2" table:formula="of:=SUM([.AD3:.AD35])" table:style-name="ce51">
            <text:p>2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3" table:formula="of:=SUM([.AH3:.AH35])" table:style-name="ce51">
            <text:p>3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7" table:formula="of:=SUM([.AJ3:.AJ35])" table:style-name="ce51">
            <text:p>7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7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6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0" table:formula="of:=SUM([.H3:.AK3])" table:style-name="ce118">
            <text:p>0</text:p>
          </table:table-cell>
          <table:table-cell table:style-name="ce78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style-name="ce79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4" table:formula="of:=SUM([.H4:.AK4])" table:style-name="ce118">
            <text:p>4</text:p>
          </table:table-cell>
          <table:table-cell table:style-name="ce80"/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K5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0" table:formula="of:=SUM([.H6:.AK6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K7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K8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0" table:formula="of:=SUM([.H9:.AK9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8">
            <text:p>0</text:p>
          </table:table-cell>
          <table:table-cell table:style-name="ce82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style-name="ce83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4" table:formula="of:=SUM([.H36:.AK36])" table:style-name="ce48">
            <text:p>4</text:p>
          </table:table-cell>
          <table:table-cell office:value-type="float" office:value="0" table:formula="of:=SUM([.H3:.H35])" table:style-name="ce84">
            <text:p>0</text:p>
          </table:table-cell>
          <table:table-cell office:value-type="float" office:value="2" table:formula="of:=SUM([.I3:.I35])" table:style-name="ce51">
            <text:p>2</text:p>
          </table:table-cell>
          <table:table-cell office:value-type="float" office:value="2" table:formula="of:=SUM([.J3:.J35])" table:style-name="ce51">
            <text:p>2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69">
            <text:p>0</text:p>
          </table:table-cell>
          <table:table-cell office:value-type="float" office:value="0" table:formula="of:=SUM([.S3:.S35])" table:style-name="ce69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69">
            <text:p>0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69">
            <text:p>0</text:p>
          </table:table-cell>
          <table:table-cell office:value-type="float" office:value="0" table:formula="of:=SUM([.Z3:.Z35])" table:style-name="ce69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69">
            <text:p>0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69">
            <text:p>0</text:p>
          </table:table-cell>
          <table:table-cell office:value-type="float" office:value="0" table:formula="of:=SUM([.AG3:.AG35])" table:style-name="ce69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69">
            <text:p>0</text:p>
          </table:table-cell>
          <table:table-cell office:value-type="float" office:value="0" table:formula="of:=SUM([.AJ3:.AJ35])" table:style-name="ce69">
            <text:p>0</text:p>
          </table:table-cell>
          <table:table-cell office:value-type="float" office:value="0" table:formula="of:=SUM([.AK3:.AK35])" table:style-name="ce85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6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L3])" table:style-name="ce119">
            <text:p>0</text:p>
          </table:table-cell>
          <table:table-cell table:style-name="ce87"/>
          <table:table-cell table:style-name="ce20"/>
          <table:table-cell table:number-columns-repeated="4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style-name="ce62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9">
            <text:p>0</text:p>
          </table:table-cell>
          <table:table-cell table:style-name="ce89"/>
          <table:table-cell table:style-name="ce43"/>
          <table:table-cell table:number-columns-repeated="4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style-name="ce67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90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69">
            <text:p>0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69">
            <text:p>0</text:p>
          </table:table-cell>
          <table:table-cell office:value-type="float" office:value="0" table:formula="of:=SUM([.Q3:.Q35])" table:style-name="ce69">
            <text:p>0</text:p>
          </table:table-cell>
          <table:table-cell office:value-type="float" office:value="0" table:formula="of:=SUM([.R3:.R35])" table:style-name="ce69">
            <text:p>0</text:p>
          </table:table-cell>
          <table:table-cell office:value-type="float" office:value="0" table:formula="of:=SUM([.S3:.S35])" table:style-name="ce69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69">
            <text:p>0</text:p>
          </table:table-cell>
          <table:table-cell office:value-type="float" office:value="0" table:formula="of:=SUM([.X3:.X35])" table:style-name="ce69">
            <text:p>0</text:p>
          </table:table-cell>
          <table:table-cell office:value-type="float" office:value="0" table:formula="of:=SUM([.Y3:.Y35])" table:style-name="ce69">
            <text:p>0</text:p>
          </table:table-cell>
          <table:table-cell office:value-type="float" office:value="0" table:formula="of:=SUM([.Z3:.Z35])" table:style-name="ce69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69">
            <text:p>0</text:p>
          </table:table-cell>
          <table:table-cell office:value-type="float" office:value="0" table:formula="of:=SUM([.AE3:.AE35])" table:style-name="ce69">
            <text:p>0</text:p>
          </table:table-cell>
          <table:table-cell office:value-type="float" office:value="0" table:formula="of:=SUM([.AF3:.AF35])" table:style-name="ce69">
            <text:p>0</text:p>
          </table:table-cell>
          <table:table-cell office:value-type="float" office:value="0" table:formula="of:=SUM([.AG3:.AG35])" table:style-name="ce69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69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K3])" table:style-name="ce120">
            <text:p>0</text:p>
          </table:table-cell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3" table:style-name="ce62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1">
            <text:p>0</text:p>
          </table:table-cell>
          <table:table-cell table:number-columns-repeated="3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3" table:style-name="ce67"/>
          <table:table-cell table:style-name="ce91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9">
            <text:p>0</text:p>
          </table:table-cell>
          <table:table-cell office:value-type="float" office:value="0" table:formula="of:=SUM([.I3:.I35])" table:style-name="ce69">
            <text:p>0</text:p>
          </table:table-cell>
          <table:table-cell office:value-type="float" office:value="0" table:formula="of:=SUM([.J3:.J35])" table:style-name="ce69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69">
            <text:p>0</text:p>
          </table:table-cell>
          <table:table-cell office:value-type="float" office:value="0" table:formula="of:=SUM([.Q3:.Q35])" table:style-name="ce69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69">
            <text:p>0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0" table:formula="of:=SUM([.W3:.W35])" table:style-name="ce69">
            <text:p>0</text:p>
          </table:table-cell>
          <table:table-cell office:value-type="float" office:value="0" table:formula="of:=SUM([.X3:.X35])" table:style-name="ce69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69">
            <text:p>0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0" table:formula="of:=SUM([.AD3:.AD35])" table:style-name="ce69">
            <text:p>0</text:p>
          </table:table-cell>
          <table:table-cell office:value-type="float" office:value="0" table:formula="of:=SUM([.AE3:.AE35])" table:style-name="ce69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69">
            <text:p>0</text:p>
          </table:table-cell>
          <table:table-cell office:value-type="float" office:value="0" table:formula="of:=SUM([.AJ3:.AJ35])" table:style-name="ce69">
            <text:p>0</text:p>
          </table:table-cell>
          <table:table-cell office:value-type="float" office:value="0" table:formula="of:=SUM([.AK3:.AK35])" table:style-name="ce9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L3])" table:style-name="ce122">
            <text:p>0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78"/>
          <table:table-cell table:number-columns-repeated="2" table:style-name="ce20"/>
          <table:table-cell table:number-columns-repeated="5" table:style-name="ce78"/>
          <table:table-cell table:number-columns-repeated="2" table:style-name="ce20"/>
          <table:table-cell table:number-columns-repeated="5" table:style-name="ce78"/>
          <table:table-cell table:style-name="ce20"/>
          <table:table-cell table:style-name="ce79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2">
            <text:p>0</text:p>
          </table:table-cell>
          <table:table-cell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93"/>
          <table:table-cell table:number-columns-repeated="2" table:style-name="ce43"/>
          <table:table-cell table:number-columns-repeated="5" table:style-name="ce93"/>
          <table:table-cell table:number-columns-repeated="2" table:style-name="ce43"/>
          <table:table-cell table:number-columns-repeated="5" table:style-name="ce93"/>
          <table:table-cell table:style-name="ce43"/>
          <table:table-cell table:style-name="ce83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6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4">
            <text:p>0</text:p>
          </table:table-cell>
          <table:table-cell office:value-type="float" office:value="0" table:formula="of:=SUM([.S3:.S35])" table:style-name="ce94">
            <text:p>0</text:p>
          </table:table-cell>
          <table:table-cell office:value-type="float" office:value="0" table:formula="of:=SUM([.T3:.T35])" table:style-name="ce94">
            <text:p>0</text:p>
          </table:table-cell>
          <table:table-cell office:value-type="float" office:value="0" table:formula="of:=SUM([.U3:.U35])" table:style-name="ce94">
            <text:p>0</text:p>
          </table:table-cell>
          <table:table-cell office:value-type="float" office:value="0" table:formula="of:=SUM([.V3:.V35])" table:style-name="ce94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4">
            <text:p>0</text:p>
          </table:table-cell>
          <table:table-cell office:value-type="float" office:value="0" table:formula="of:=SUM([.Z3:.Z35])" table:style-name="ce94">
            <text:p>0</text:p>
          </table:table-cell>
          <table:table-cell office:value-type="float" office:value="0" table:formula="of:=SUM([.AA3:.AA35])" table:style-name="ce94">
            <text:p>0</text:p>
          </table:table-cell>
          <table:table-cell office:value-type="float" office:value="0" table:formula="of:=SUM([.AB3:.AB35])" table:style-name="ce94">
            <text:p>0</text:p>
          </table:table-cell>
          <table:table-cell office:value-type="float" office:value="0" table:formula="of:=SUM([.AC3:.AC35])" table:style-name="ce94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4">
            <text:p>0</text:p>
          </table:table-cell>
          <table:table-cell office:value-type="float" office:value="0" table:formula="of:=SUM([.AG3:.AG35])" table:style-name="ce94">
            <text:p>0</text:p>
          </table:table-cell>
          <table:table-cell office:value-type="float" office:value="0" table:formula="of:=SUM([.AH3:.AH35])" table:style-name="ce94">
            <text:p>0</text:p>
          </table:table-cell>
          <table:table-cell office:value-type="float" office:value="0" table:formula="of:=SUM([.AI3:.AI35])" table:style-name="ce94">
            <text:p>0</text:p>
          </table:table-cell>
          <table:table-cell office:value-type="float" office:value="0" table:formula="of:=SUM([.AJ3:.AJ35])" table:style-name="ce94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5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5">
            <text:p>11</text:p>
          </table:table-cell>
          <table:table-cell office:value-type="float" office:value="12" table:style-name="ce95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L3])" table:style-name="ce123">
            <text:p>0</text:p>
          </table:table-cell>
          <table:table-cell table:number-columns-repeated="15" table:style-name="ce20"/>
          <table:table-cell table:number-columns-repeated="4" table:style-name="ce78"/>
          <table:table-cell table:number-columns-repeated="2" table:style-name="ce20"/>
          <table:table-cell table:number-columns-repeated="2" table:style-name="ce78"/>
          <table:table-cell table:number-columns-repeated="3" table:style-name="ce96"/>
          <table:table-cell table:number-columns-repeated="2" table:style-name="ce20"/>
          <table:table-cell table:number-columns-repeated="2" table:style-name="ce78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4">
            <text:p>0</text:p>
          </table:table-cell>
          <table:table-cell table:number-columns-repeated="15" table:style-name="ce43"/>
          <table:table-cell table:number-columns-repeated="3" table:style-name="ce93"/>
          <table:table-cell table:style-name="ce82"/>
          <table:table-cell table:number-columns-repeated="2" table:style-name="ce43"/>
          <table:table-cell table:number-columns-repeated="2" table:style-name="ce93"/>
          <table:table-cell table:number-columns-repeated="3" table:style-name="ce98"/>
          <table:table-cell table:number-columns-repeated="2" table:style-name="ce43"/>
          <table:table-cell table:style-name="ce93"/>
          <table:table-cell table:style-name="ce82"/>
          <table:table-cell table:style-name="ce99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4">
            <text:p>0</text:p>
          </table:table-cell>
          <table:table-cell office:value-type="float" office:value="0" table:formula="of:=SUM([.X3:.X35])" table:style-name="ce94">
            <text:p>0</text:p>
          </table:table-cell>
          <table:table-cell office:value-type="float" office:value="0" table:formula="of:=SUM([.Y3:.Y35])" table:style-name="ce94">
            <text:p>0</text:p>
          </table:table-cell>
          <table:table-cell office:value-type="float" office:value="0" table:formula="of:=SUM([.Z3:.Z35])" table:style-name="ce84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4">
            <text:p>0</text:p>
          </table:table-cell>
          <table:table-cell office:value-type="float" office:value="0" table:formula="of:=SUM([.AD3:.AD35])" table:style-name="ce94">
            <text:p>0</text:p>
          </table:table-cell>
          <table:table-cell office:value-type="float" office:value="0" table:formula="of:=SUM([.AE3:.AE35])" table:style-name="ce100">
            <text:p>0</text:p>
          </table:table-cell>
          <table:table-cell office:value-type="float" office:value="0" table:formula="of:=SUM([.AF3:.AF35])" table:style-name="ce100">
            <text:p>0</text:p>
          </table:table-cell>
          <table:table-cell office:value-type="float" office:value="0" table:formula="of:=SUM([.AG3:.AG35])" table:style-name="ce10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4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office:value-type="float" office:value="0" table:formula="of:=SUM([.AL3:.AL35])" table:style-name="ce10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6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K3])" table:style-name="ce125">
            <text:p>0</text:p>
          </table:table-cell>
          <table:table-cell table:number-columns-repeated="2" table:style-name="ce102"/>
          <table:table-cell table:number-columns-repeated="2" table:style-name="ce103"/>
          <table:table-cell table:number-columns-repeated="5" table:style-name="ce102"/>
          <table:table-cell table:number-columns-repeated="2" table:style-name="ce103"/>
          <table:table-cell table:number-columns-repeated="5" table:style-name="ce102"/>
          <table:table-cell table:number-columns-repeated="2" table:style-name="ce103"/>
          <table:table-cell table:number-columns-repeated="5" table:style-name="ce102"/>
          <table:table-cell table:number-columns-repeated="2" table:style-name="ce103"/>
          <table:table-cell table:number-columns-repeated="4" table:style-name="ce102"/>
          <table:table-cell table:style-name="ce104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6">
            <text:p>0</text:p>
          </table:table-cell>
          <table:table-cell table:number-columns-repeated="2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4" table:style-name="ce67"/>
          <table:table-cell table:style-name="ce91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9">
            <text:p>0</text:p>
          </table:table-cell>
          <table:table-cell office:value-type="float" office:value="0" table:formula="of:=SUM([.I3:.I35])" table:style-name="ce69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69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69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69">
            <text:p>0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0" table:formula="of:=SUM([.W3:.W35])" table:style-name="ce69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69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69">
            <text:p>0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0" table:formula="of:=SUM([.AD3:.AD35])" table:style-name="ce69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69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69">
            <text:p>0</text:p>
          </table:table-cell>
          <table:table-cell office:value-type="float" office:value="0" table:formula="of:=SUM([.AJ3:.AJ35])" table:style-name="ce69">
            <text:p>0</text:p>
          </table:table-cell>
          <table:table-cell office:value-type="float" office:value="0" table:formula="of:=SUM([.AK3:.AK35])" table:style-name="ce9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5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7">
          <table:table-cell table:number-columns-repeated="5"/>
          <table:table-cell table:number-columns-repeated="2" table:style-name="ce56"/>
          <table:table-cell table:number-columns-repeated="8" table:style-name="ce105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6">
            <text:p>HOJA_RECOPILACION_ESFUERZOS_GLOBAL</text:p>
          </table:table-cell>
          <table:table-cell table:number-columns-repeated="8" table:style-name="ce105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6">
            <text:p>(esta hoja se auto-completa a partir de las pestañas mensuales)</text:p>
          </table:table-cell>
          <table:table-cell table:number-columns-repeated="8" table:style-name="ce105"/>
          <table:table-cell table:number-columns-repeated="1005" table:style-name="ce56"/>
          <table:table-cell table:number-columns-repeated="15364" table:style-name="ce1"/>
        </table:table-row>
        <table:table-row table:style-name="ro7">
          <table:table-cell table:number-columns-repeated="5" table:style-name="ce107"/>
          <table:table-cell table:number-columns-repeated="2" table:style-name="ce107"/>
          <table:table-cell table:number-columns-repeated="8" table:style-name="ce106"/>
          <table:table-cell table:number-columns-repeated="1005" table:style-name="ce107"/>
          <table:table-cell table:number-columns-repeated="4" table:style-name="ce1"/>
          <table:table-cell table:number-columns-repeated="15360" table:style-name="ce107"/>
        </table:table-row>
        <table:table-row table:style-name="ro2">
          <table:table-cell table:number-columns-repeated="5"/>
          <table:table-cell office:value-type="string" table:style-name="ce108">
            <text:p>Descripción</text:p>
          </table:table-cell>
          <table:table-cell office:value-type="string" table:style-name="ce107">
            <text:p>total</text:p>
          </table:table-cell>
          <table:table-cell office:value-type="date" office:date-value="2016-02-01T00:00:00" table:style-name="ce109">
            <text:p>feb-16</text:p>
          </table:table-cell>
          <table:table-cell office:value-type="date" office:date-value="2016-03-01T00:00:00" table:style-name="ce109">
            <text:p>mar-16</text:p>
          </table:table-cell>
          <table:table-cell office:value-type="date" office:date-value="2016-04-01T00:00:00" table:style-name="ce109">
            <text:p>abr-16</text:p>
          </table:table-cell>
          <table:table-cell office:value-type="date" office:date-value="2016-05-01T00:00:00" table:style-name="ce109">
            <text:p>may-16</text:p>
          </table:table-cell>
          <table:table-cell office:value-type="date" office:date-value="2016-06-01T00:00:00" table:style-name="ce109">
            <text:p>jun-16</text:p>
          </table:table-cell>
          <table:table-cell office:value-type="date" office:date-value="2016-07-01T00:00:00" table:style-name="ce109">
            <text:p>jul-16</text:p>
          </table:table-cell>
          <table:table-cell office:value-type="date" office:date-value="2016-08-01T00:00:00" table:style-name="ce109">
            <text:p>ago-16</text:p>
          </table:table-cell>
          <table:table-cell office:value-type="date" office:date-value="2016-09-01T00:00:00" table:style-name="ce109">
            <text:p>sep-16</text:p>
          </table:table-cell>
          <table:table-cell table:number-columns-repeated="1005" table:style-name="ce107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0">
            <text:p>Esfuerzos generales</text:p>
          </table:table-cell>
          <table:table-cell office:value-type="float" office:value="64.5" table:formula="of:=SUM([.H6:.O6])" table:style-name="ce127">
            <text:p>64,5</text:p>
          </table:table-cell>
          <table:table-cell office:value-type="float" office:value="12.5" table:formula="of:=[Feb.G36]" table:style-name="ce112">
            <text:p>12,5</text:p>
          </table:table-cell>
          <table:table-cell office:value-type="float" office:value="48" table:formula="of:=[Mar.G36]" table:style-name="ce112">
            <text:p>48</text:p>
          </table:table-cell>
          <table:table-cell office:value-type="float" office:value="4" table:formula="of:=[Abr.G36]" table:style-name="ce112">
            <text:p>4</text:p>
          </table:table-cell>
          <table:table-cell office:value-type="float" office:value="0" table:formula="of:=[May.G36]" table:style-name="ce112">
            <text:p>0</text:p>
          </table:table-cell>
          <table:table-cell office:value-type="float" office:value="0" table:formula="of:=[Jun.G36]" table:style-name="ce112">
            <text:p>0</text:p>
          </table:table-cell>
          <table:table-cell office:value-type="float" office:value="0" table:formula="of:=[Jul.G36]" table:style-name="ce112">
            <text:p>0</text:p>
          </table:table-cell>
          <table:table-cell office:value-type="float" office:value="0" table:formula="of:=[Ago.G36]" table:style-name="ce112">
            <text:p>0</text:p>
          </table:table-cell>
          <table:table-cell office:value-type="float" office:value="0" table:formula="of:=[Sep.G36]" table:style-name="ce112">
            <text:p>0</text:p>
          </table:table-cell>
          <table:table-cell table:style-name="ce56"/>
          <table:table-cell table:style-name="ce107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3">
            <text:p>Esfuerzos de formación</text:p>
          </table:table-cell>
          <table:table-cell office:value-type="float" office:value="0" table:formula="of:=SUM([.H7:.O7])" table:style-name="ce127">
            <text:p>0</text:p>
          </table:table-cell>
          <table:table-cell office:value-type="float" office:value="0" table:formula="of:=[Feb.AQ36]" table:style-name="ce114">
            <text:p>0</text:p>
          </table:table-cell>
          <table:table-cell office:value-type="float" office:value="0" table:formula="of:=[Mar.AS36]" table:style-name="ce114">
            <text:p>0</text:p>
          </table:table-cell>
          <table:table-cell office:value-type="float" office:value="0" table:formula="of:=[Abr.AR36]" table:style-name="ce114">
            <text:p>0</text:p>
          </table:table-cell>
          <table:table-cell office:value-type="float" office:value="0" table:formula="of:=[May.AS36]" table:style-name="ce114">
            <text:p>0</text:p>
          </table:table-cell>
          <table:table-cell office:value-type="float" office:value="0" table:formula="of:=[Jun.AR36]" table:style-name="ce114">
            <text:p>0</text:p>
          </table:table-cell>
          <table:table-cell office:value-type="float" office:value="0" table:formula="of:=[Jul.AS36]" table:style-name="ce114">
            <text:p>0</text:p>
          </table:table-cell>
          <table:table-cell office:value-type="float" office:value="0" table:formula="of:=[Ago.AS36]" table:style-name="ce114">
            <text:p>0</text:p>
          </table:table-cell>
          <table:table-cell office:value-type="float" office:value="0" table:formula="of:=[Sep.AR36]" table:style-name="ce114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10" style:family="table-cell" style:data-style-name="N0">
      <style:table-cell-properties fo:background-color="#99CCFF"/>
    </style:style>
    <style:style style:name="cf11" style:family="table-cell" style:data-style-name="N0">
      <style:table-cell-properties fo:background-color="#CCFFFF"/>
    </style:style>
    <style:style style:name="cf12" style:family="table-cell" style:data-style-name="N0">
      <style:table-cell-properties fo:background-color="#99CCFF"/>
    </style:style>
    <style:style style:name="cf13" style:family="table-cell" style:data-style-name="N0">
      <style:table-cell-properties fo:background-color="#CCFFFF"/>
    </style:style>
    <style:style style:name="cf14" style:family="table-cell" style:data-style-name="N0">
      <style:table-cell-properties fo:background-color="#99CCFF"/>
    </style:style>
    <style:style style:name="cf15" style:family="table-cell" style:data-style-name="N0">
      <style:table-cell-properties fo:background-color="#CCFFFF"/>
    </style:style>
    <style:style style:name="cf16" style:family="table-cell" style:data-style-name="N0">
      <style:table-cell-properties fo:background-color="#99CCFF"/>
    </style:style>
    <style:style style:name="cf17" style:family="table-cell" style:data-style-name="N0">
      <style:table-cell-properties fo:background-color="#CCFFFF"/>
    </style:style>
    <style:style style:name="cf18" style:family="table-cell" style:data-style-name="N0">
      <style:table-cell-properties fo:background-color="#99CCFF"/>
    </style:style>
    <style:style style:name="cf19" style:family="table-cell" style:data-style-name="N0">
      <style:table-cell-properties fo:background-color="#CCFFFF"/>
    </style:style>
    <style:style style:name="cf2" style:family="table-cell" style:data-style-name="N0">
      <style:table-cell-properties style:vertical-align="automatic" fo:background-color="#CCFFFF"/>
    </style:style>
    <style:style style:name="cf20" style:family="table-cell" style:data-style-name="N0">
      <style:table-cell-properties fo:background-color="#99CCFF"/>
    </style:style>
    <style:style style:name="cf21" style:family="table-cell" style:data-style-name="N0">
      <style:table-cell-properties fo:background-color="#CCFFFF"/>
    </style:style>
    <style:style style:name="cf22" style:family="table-cell" style:data-style-name="N0">
      <style:table-cell-properties fo:background-color="#99CCFF"/>
    </style:style>
    <style:style style:name="cf23" style:family="table-cell" style:data-style-name="N0">
      <style:table-cell-properties fo:background-color="#CCFFFF"/>
    </style:style>
    <style:style style:name="cf24" style:family="table-cell" style:data-style-name="N0">
      <style:table-cell-properties fo:background-color="#99CCFF"/>
    </style:style>
    <style:style style:name="cf25" style:family="table-cell" style:data-style-name="N0">
      <style:table-cell-properties fo:background-color="#CCFFFF"/>
    </style:style>
    <style:style style:name="cf26" style:family="table-cell" style:data-style-name="N0">
      <style:table-cell-properties fo:background-color="#99CCFF"/>
    </style:style>
    <style:style style:name="cf27" style:family="table-cell" style:data-style-name="N0">
      <style:table-cell-properties fo:background-color="#CCFFFF"/>
    </style:style>
    <style:style style:name="cf28" style:family="table-cell" style:data-style-name="N0">
      <style:table-cell-properties fo:background-color="#99CCFF"/>
    </style:style>
    <style:style style:name="cf29" style:family="table-cell" style:data-style-name="N0">
      <style:table-cell-properties fo:background-color="#CCFFFF"/>
    </style:style>
    <style:style style:name="cf3" style:family="table-cell" style:data-style-name="N0">
      <style:table-cell-properties fo:background-color="#CCFFFF"/>
    </style:style>
    <style:style style:name="cf30" style:family="table-cell" style:data-style-name="N0">
      <style:table-cell-properties fo:background-color="#99CCFF"/>
    </style:style>
    <style:style style:name="cf31" style:family="table-cell" style:data-style-name="N0">
      <style:table-cell-properties fo:background-color="#CCFFFF"/>
    </style:style>
    <style:style style:name="cf32" style:family="table-cell" style:data-style-name="N0">
      <style:table-cell-properties fo:background-color="#99CCFF"/>
    </style:style>
    <style:style style:name="cf33" style:family="table-cell" style:data-style-name="N0">
      <style:table-cell-properties fo:background-color="#CCFFFF"/>
    </style:style>
    <style:style style:name="cf34" style:family="table-cell" style:data-style-name="N0">
      <style:table-cell-properties fo:background-color="#99CCFF"/>
    </style:style>
    <style:style style:name="cf35" style:family="table-cell" style:data-style-name="N0">
      <style:table-cell-properties fo:background-color="#CCFFFF"/>
    </style:style>
    <style:style style:name="cf36" style:family="table-cell" style:data-style-name="N0">
      <style:table-cell-properties fo:background-color="#99CCFF"/>
    </style:style>
    <style:style style:name="cf37" style:family="table-cell" style:data-style-name="N0">
      <style:table-cell-properties fo:background-color="#CCFFFF"/>
    </style:style>
    <style:style style:name="cf38" style:family="table-cell" style:data-style-name="N0">
      <style:table-cell-properties fo:background-color="#99CC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cf7" style:family="table-cell" style:data-style-name="N0">
      <style:table-cell-properties fo:background-color="#CCFFFF"/>
    </style:style>
    <style:style style:name="cf8" style:family="table-cell" style:data-style-name="N0">
      <style:table-cell-properties fo:background-color="#99CCFF"/>
    </style:style>
    <style:style style:name="cf9" style:family="table-cell" style:data-style-name="N0">
      <style:table-cell-properties fo:background-color="#CCFF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39" style:family="table-cell">
      <style:table-cell-properties fo:background-color="#CCFFFF"/>
      <style:text-properties fo:color="#000000" style:font-family-generic="swiss"/>
    </style:style>
    <style:style style:name="cf40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Alberto Martinez Menendez</dc:creator>
    <meta:creation-date>1998-04-22T21:17:17Z</meta:creation-date>
    <dc:date>2016-04-03T20:46:59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